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orizontal_20_Line">
      <style:paragraph-properties style:border-line-width-bottom="0.002cm 0.035cm 0.002cm" fo:padding="0cm" fo:border-left="none" fo:border-right="none" fo:border-top="none" fo:border-bottom="0.039cm double #8080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he: muistipeli</text:p>
      <text:p text:style-name="P1"/>
      <text:p text:style-name="P1">Kuvaus: pelilauta muodostuu nappuloista, joiden alla on symboli. Pelaaja kääntää kierroksella kaksi nappulaa, ja yrittää muistelemalla edellisellä kierroksella näkemiään kääntöjä löytää kaksi samaa nappulaa. Peliä voi pelata yksin tai parin kanssa. Pelin koon saa päättää järjestelmän tarjoamista vaihtoehdoista.</text:p>
      <text:p text:style-name="P1"/>
      <text:p text:style-name="P1">Käyttäjät: pelaaja ja mahdollinen vastapelaaja</text:p>
      <text:p text:style-name="P1"/>
      <text:p text:style-name="P1">Pelaajan toiminnot:</text:p>
      <text:p text:style-name="P1"/>
      <text:p text:style-name="P1">-pelaajien määrän päättäminen</text:p>
      <text:p text:style-name="P1"><text:s text:c="4"/>-määrän on oltava joko 1 tai 2</text:p>
      <text:p text:style-name="P1">-pelin koon päättäminen</text:p>
      <text:p text:style-name="P1">-nappulan kääntäminen</text:p>
      <text:p text:style-name="P1"><text:s text:c="4"/>-tapahtuu täsmälleen kaksi kertaa joka kierroksella</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iju Eerola</meta:initial-creator>
    <meta:creation-date>2012-01-20T11:08:06</meta:creation-date>
    <dc:date>2012-01-23T15:32:24</dc:date>
    <dc:creator>Maiju Eerola</dc:creator>
    <meta:editing-duration>PT01H11M10S</meta:editing-duration>
    <meta:editing-cycles>3</meta:editing-cycles>
    <meta:generator>OpenOffice.org/3.2$Unix OpenOffice.org_project/320m12$Build-9483</meta:generator>
    <meta:document-statistic meta:table-count="0" meta:image-count="0" meta:object-count="0" meta:page-count="1" meta:paragraph-count="9" meta:word-count="70" meta:character-count="555"/>
  </office:meta>
</office:document-meta>
</file>